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language="pt" fo:country="PT"/>
    </style:style>
    <style:style style:name="P2" style:family="paragraph" style:parent-style-name="Standard">
      <style:paragraph-properties fo:line-height="200%"/>
      <style:text-properties style:font-name="Times New Roman" fo:language="pt" fo:country="PT" officeooo:paragraph-rsid="0013d784"/>
    </style:style>
    <style:style style:name="P3" style:family="paragraph" style:parent-style-name="Standard">
      <style:paragraph-properties fo:line-height="200%"/>
      <style:text-properties style:font-name="Times New Roman" fo:language="pt" fo:country="PT" officeooo:paragraph-rsid="0049172e"/>
    </style:style>
    <style:style style:name="P4" style:family="paragraph" style:parent-style-name="Standard">
      <style:paragraph-properties fo:line-height="200%"/>
      <style:text-properties style:font-name="Times New Roman" fo:language="pt" fo:country="PT" officeooo:paragraph-rsid="0030d387"/>
    </style:style>
    <style:style style:name="P5" style:family="paragraph" style:parent-style-name="Standard">
      <style:paragraph-properties fo:line-height="200%"/>
      <style:text-properties style:font-name="Times New Roman" fo:language="pt" fo:country="PT" officeooo:paragraph-rsid="00455871"/>
    </style:style>
    <style:style style:name="P6" style:family="paragraph" style:parent-style-name="Standard">
      <style:paragraph-properties fo:line-height="200%"/>
      <style:text-properties style:font-name="Times New Roman" fo:language="pt" fo:country="PT" officeooo:paragraph-rsid="00658e93"/>
    </style:style>
    <style:style style:name="P7" style:family="paragraph" style:parent-style-name="Standard">
      <style:paragraph-properties fo:line-height="200%"/>
      <style:text-properties style:font-name="Times New Roman" fo:language="pt" fo:country="PT" officeooo:paragraph-rsid="006b6a0b"/>
    </style:style>
    <style:style style:name="P8" style:family="paragraph" style:parent-style-name="Standard">
      <style:paragraph-properties fo:line-height="200%"/>
      <style:text-properties style:font-name="Times New Roman" fo:language="pt" fo:country="PT" officeooo:paragraph-rsid="006c0128"/>
    </style:style>
    <style:style style:name="P9" style:family="paragraph" style:parent-style-name="Standard">
      <style:paragraph-properties fo:line-height="200%"/>
      <style:text-properties style:font-name="Times New Roman" fo:language="pt" fo:country="PT" officeooo:paragraph-rsid="0075ea41"/>
    </style:style>
    <style:style style:name="P10" style:family="paragraph" style:parent-style-name="Standard">
      <style:paragraph-properties fo:line-height="200%"/>
      <style:text-properties style:font-name="Times New Roman" fo:language="pt" fo:country="PT" officeooo:paragraph-rsid="007e15dc"/>
    </style:style>
    <style:style style:name="P11" style:family="paragraph" style:parent-style-name="Standard">
      <style:paragraph-properties fo:line-height="200%"/>
      <style:text-properties style:font-name="Times New Roman" fo:language="pt" fo:country="PT" fo:background-color="#ffff00"/>
    </style:style>
    <style:style style:name="P12" style:family="paragraph" style:parent-style-name="Standard">
      <style:paragraph-properties fo:line-height="200%"/>
      <style:text-properties style:font-name="Times New Roman" fo:language="pt" fo:country="PT" officeooo:rsid="00414622" officeooo:paragraph-rsid="00414622"/>
    </style:style>
    <style:style style:name="P13" style:family="paragraph" style:parent-style-name="Standard">
      <style:paragraph-properties fo:line-height="200%"/>
      <style:text-properties style:font-name="Times New Roman" fo:language="pt" fo:country="PT" officeooo:rsid="0075ea41" officeooo:paragraph-rsid="0075ea41"/>
    </style:style>
    <style:style style:name="P14" style:family="paragraph" style:parent-style-name="Standard">
      <style:paragraph-properties fo:line-height="200%" fo:text-align="center" style:justify-single-word="false"/>
      <style:text-properties style:font-name="Times New Roman" fo:language="pt" fo:country="PT" fo:font-weight="bold" officeooo:rsid="0025c788" officeooo:paragraph-rsid="0097a3e3" style:font-weight-asian="bold" style:font-weight-complex="bold"/>
    </style:style>
    <style:style style:name="P15" style:family="paragraph" style:parent-style-name="Standard">
      <style:paragraph-properties fo:line-height="200%"/>
      <style:text-properties fo:language="pt" fo:country="PT"/>
    </style:style>
    <style:style style:name="P16" style:family="paragraph" style:parent-style-name="Standard">
      <style:paragraph-properties fo:margin-left="0in" fo:margin-right="0in" fo:line-height="200%" fo:text-indent="0in" style:auto-text-indent="false"/>
      <style:text-properties style:font-name="Times New Roman" fo:language="pt" fo:country="PT"/>
    </style:style>
    <style:style style:name="P17" style:family="paragraph" style:parent-style-name="Standard">
      <style:paragraph-properties fo:line-height="200%" fo:background-color="transparent">
        <style:background-image/>
      </style:paragraph-properties>
      <style:text-properties style:font-name="Times New Roman" fo:language="pt" fo:country="PT" fo:background-color="transparent"/>
    </style:style>
    <style:style style:name="P18" style:family="paragraph" style:parent-style-name="Standard">
      <style:paragraph-properties fo:line-height="200%" fo:background-color="transparent">
        <style:background-image/>
      </style:paragraph-properties>
      <style:text-properties style:font-name="Times New Roman" fo:language="pt" fo:country="PT"/>
    </style:style>
    <style:style style:name="P19" style:family="paragraph" style:parent-style-name="Standard">
      <style:paragraph-properties fo:line-height="200%" fo:background-color="transparent">
        <style:tab-stops>
          <style:tab-stop style:position="4.8508in"/>
        </style:tab-stops>
        <style:background-image/>
      </style:paragraph-properties>
      <style:text-properties style:font-name="Times New Roman" fo:language="pt" fo:country="PT" officeooo:paragraph-rsid="00772481"/>
    </style:style>
    <style:style style:name="P20" style:family="paragraph" style:parent-style-name="Standard" style:list-style-name="L1">
      <style:paragraph-properties fo:line-height="200%"/>
      <style:text-properties style:font-name="Times New Roman" fo:language="pt" fo:country="PT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" fo:language="pt" fo:country="PT" fo:font-weight="bold" officeooo:rsid="0025c788" officeooo:paragraph-rsid="0097a3e3" style:font-weight-asian="bold" style:font-weight-complex="bold"/>
    </style:style>
    <style:style style:name="P22" style:family="paragraph" style:parent-style-name="Standard" style:list-style-name="L2">
      <style:paragraph-properties fo:margin-left="0in" fo:margin-right="0in" fo:line-height="200%" fo:text-indent="0in" style:auto-text-indent="false"/>
      <style:text-properties style:font-name="Times New Roman" fo:language="pt" fo:country="PT"/>
    </style:style>
    <style:style style:name="P23" style:family="paragraph" style:parent-style-name="Standard" style:list-style-name="L3">
      <style:paragraph-properties fo:margin-left="0in" fo:margin-right="0in" fo:line-height="200%" fo:text-indent="0in" style:auto-text-indent="false"/>
      <style:text-properties style:font-name="Times New Roman" fo:language="pt" fo:country="PT"/>
    </style:style>
    <style:style style:name="P24" style:family="paragraph" style:parent-style-name="Standard" style:list-style-name="L2">
      <style:paragraph-properties fo:margin-left="0in" fo:margin-right="0in" fo:line-height="200%" fo:text-indent="0in" style:auto-text-indent="false" fo:background-color="transparent">
        <style:background-image/>
      </style:paragraph-properties>
      <style:text-properties style:font-name="Times New Roman" fo:language="pt" fo:country="PT"/>
    </style:style>
    <style:style style:name="P25" style:family="paragraph" style:parent-style-name="Standard" style:list-style-name="L3">
      <style:paragraph-properties fo:margin-left="0in" fo:margin-right="0in" fo:line-height="200%" fo:text-indent="0in" style:auto-text-indent="false" fo:background-color="transparent">
        <style:background-image/>
      </style:paragraph-properties>
      <style:text-properties style:font-name="Times New Roman" fo:language="pt" fo:country="PT"/>
    </style:style>
    <style:style style:name="P26" style:family="paragraph" style:parent-style-name="Standard" style:list-style-name="L4">
      <style:paragraph-properties fo:margin-left="0.0091in" fo:margin-right="0in" fo:line-height="200%" fo:text-indent="-0.0091in" style:auto-text-indent="false">
        <style:tab-stops/>
      </style:paragraph-properties>
      <style:text-properties fo:language="pt" fo:country="PT" officeooo:paragraph-rsid="0062f3f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86b41"/>
    </style:style>
    <style:style style:name="T3" style:family="text">
      <style:text-properties style:font-name="Times New Roman" officeooo:rsid="006090ce"/>
    </style:style>
    <style:style style:name="T4" style:family="text">
      <style:text-properties style:font-name="Times New Roman" fo:background-color="transparent"/>
    </style:style>
    <style:style style:name="T5" style:family="text">
      <style:text-properties style:font-name="Times New Roman" officeooo:rsid="00a5f3c0" fo:background-color="transparent"/>
    </style:style>
    <style:style style:name="T6" style:family="text">
      <style:text-properties style:font-name="Times New Roman" officeooo:rsid="00a60d0a" fo:background-color="transparent"/>
    </style:style>
    <style:style style:name="T7" style:family="text">
      <style:text-properties style:font-name="Times New Roman" officeooo:rsid="0062f3f0"/>
    </style:style>
    <style:style style:name="T8" style:family="text">
      <style:text-properties style:font-name="Times New Roman" officeooo:rsid="0090634d"/>
    </style:style>
    <style:style style:name="T9" style:family="text">
      <style:text-properties style:font-name="Times New Roman" officeooo:rsid="00a5f3c0"/>
    </style:style>
    <style:style style:name="T10" style:family="text">
      <style:text-properties style:font-name="Times New Roman" officeooo:rsid="00a6d711"/>
    </style:style>
    <style:style style:name="T11" style:family="text">
      <style:text-properties fo:background-color="transparent"/>
    </style:style>
    <style:style style:name="T12" style:family="text">
      <style:text-properties officeooo:rsid="00281a1d" fo:background-color="transparent"/>
    </style:style>
    <style:style style:name="T13" style:family="text">
      <style:text-properties officeooo:rsid="0030d387" fo:background-color="transparent"/>
    </style:style>
    <style:style style:name="T14" style:family="text">
      <style:text-properties officeooo:rsid="004df392" fo:background-color="transparent"/>
    </style:style>
    <style:style style:name="T15" style:family="text">
      <style:text-properties officeooo:rsid="00591f20" fo:background-color="transparent"/>
    </style:style>
    <style:style style:name="T16" style:family="text">
      <style:text-properties officeooo:rsid="005ac3a8" fo:background-color="transparent"/>
    </style:style>
    <style:style style:name="T17" style:family="text">
      <style:text-properties officeooo:rsid="005ba080" fo:background-color="transparent"/>
    </style:style>
    <style:style style:name="T18" style:family="text">
      <style:text-properties officeooo:rsid="005d1b20" fo:background-color="transparent"/>
    </style:style>
    <style:style style:name="T19" style:family="text">
      <style:text-properties officeooo:rsid="00840d8b" fo:background-color="transparent"/>
    </style:style>
    <style:style style:name="T20" style:family="text">
      <style:text-properties officeooo:rsid="00a0a18a" fo:background-color="transparent"/>
    </style:style>
    <style:style style:name="T21" style:family="text">
      <style:text-properties officeooo:rsid="00a189be" fo:background-color="transparent"/>
    </style:style>
    <style:style style:name="T22" style:family="text">
      <style:text-properties officeooo:rsid="00a20179" fo:background-color="transparent"/>
    </style:style>
    <style:style style:name="T23" style:family="text">
      <style:text-properties officeooo:rsid="00a2f9ed" fo:background-color="transparent"/>
    </style:style>
    <style:style style:name="T24" style:family="text">
      <style:text-properties officeooo:rsid="003be36a" fo:background-color="transparent"/>
    </style:style>
    <style:style style:name="T25" style:family="text">
      <style:text-properties officeooo:rsid="0013d784"/>
    </style:style>
    <style:style style:name="T26" style:family="text">
      <style:text-properties officeooo:rsid="0014f085"/>
    </style:style>
    <style:style style:name="T27" style:family="text">
      <style:text-properties officeooo:rsid="001787ac"/>
    </style:style>
    <style:style style:name="T28" style:family="text">
      <style:text-properties officeooo:rsid="001993cb"/>
    </style:style>
    <style:style style:name="T29" style:family="text">
      <style:text-properties officeooo:rsid="001cbdf6"/>
    </style:style>
    <style:style style:name="T30" style:family="text">
      <style:text-properties officeooo:rsid="001e4c4c"/>
    </style:style>
    <style:style style:name="T31" style:family="text">
      <style:text-properties officeooo:rsid="001e8ed9"/>
    </style:style>
    <style:style style:name="T32" style:family="text">
      <style:text-properties officeooo:rsid="00207c98"/>
    </style:style>
    <style:style style:name="T33" style:family="text">
      <style:text-properties officeooo:rsid="00225839"/>
    </style:style>
    <style:style style:name="T34" style:family="text">
      <style:text-properties officeooo:rsid="0022fba8"/>
    </style:style>
    <style:style style:name="T35" style:family="text">
      <style:text-properties officeooo:rsid="0025c788"/>
    </style:style>
    <style:style style:name="T36" style:family="text">
      <style:text-properties officeooo:rsid="00263431"/>
    </style:style>
    <style:style style:name="T37" style:family="text">
      <style:text-properties officeooo:rsid="00281a1d"/>
    </style:style>
    <style:style style:name="T38" style:family="text">
      <style:text-properties officeooo:rsid="0029614d"/>
    </style:style>
    <style:style style:name="T39" style:family="text">
      <style:text-properties officeooo:rsid="002bc96d"/>
    </style:style>
    <style:style style:name="T40" style:family="text">
      <style:text-properties officeooo:rsid="002c0811"/>
    </style:style>
    <style:style style:name="T41" style:family="text">
      <style:text-properties officeooo:rsid="002d56fb"/>
    </style:style>
    <style:style style:name="T42" style:family="text">
      <style:text-properties officeooo:rsid="002eec72"/>
    </style:style>
    <style:style style:name="T43" style:family="text">
      <style:text-properties officeooo:rsid="00304c66"/>
    </style:style>
    <style:style style:name="T44" style:family="text">
      <style:text-properties officeooo:rsid="00321800"/>
    </style:style>
    <style:style style:name="T45" style:family="text">
      <style:text-properties officeooo:rsid="00321cd8"/>
    </style:style>
    <style:style style:name="T46" style:family="text">
      <style:text-properties officeooo:rsid="0032dd1e"/>
    </style:style>
    <style:style style:name="T47" style:family="text">
      <style:text-properties officeooo:rsid="0033e72e"/>
    </style:style>
    <style:style style:name="T48" style:family="text">
      <style:text-properties officeooo:rsid="0035a5d2"/>
    </style:style>
    <style:style style:name="T49" style:family="text">
      <style:text-properties officeooo:rsid="003627e8"/>
    </style:style>
    <style:style style:name="T50" style:family="text">
      <style:text-properties officeooo:rsid="0037a1f9"/>
    </style:style>
    <style:style style:name="T51" style:family="text">
      <style:text-properties officeooo:rsid="0038cd4c"/>
    </style:style>
    <style:style style:name="T52" style:family="text">
      <style:text-properties officeooo:rsid="00391417"/>
    </style:style>
    <style:style style:name="T53" style:family="text">
      <style:text-properties officeooo:rsid="003adfe5"/>
    </style:style>
    <style:style style:name="T54" style:family="text">
      <style:text-properties officeooo:rsid="003be36a"/>
    </style:style>
    <style:style style:name="T55" style:family="text">
      <style:text-properties officeooo:rsid="003c3db4"/>
    </style:style>
    <style:style style:name="T56" style:family="text">
      <style:text-properties officeooo:rsid="003d91cd"/>
    </style:style>
    <style:style style:name="T57" style:family="text">
      <style:text-properties officeooo:rsid="003e0da1"/>
    </style:style>
    <style:style style:name="T58" style:family="text">
      <style:text-properties officeooo:rsid="003f7fdb"/>
    </style:style>
    <style:style style:name="T59" style:family="text">
      <style:text-properties officeooo:rsid="00414622"/>
    </style:style>
    <style:style style:name="T60" style:family="text">
      <style:text-properties officeooo:rsid="0042b1aa"/>
    </style:style>
    <style:style style:name="T61" style:family="text">
      <style:text-properties officeooo:rsid="00444646"/>
    </style:style>
    <style:style style:name="T62" style:family="text">
      <style:text-properties officeooo:rsid="0049172e"/>
    </style:style>
    <style:style style:name="T63" style:family="text">
      <style:text-properties officeooo:rsid="0049be6c"/>
    </style:style>
    <style:style style:name="T64" style:family="text">
      <style:text-properties officeooo:rsid="004c4f8d"/>
    </style:style>
    <style:style style:name="T65" style:family="text">
      <style:text-properties officeooo:rsid="004df392"/>
    </style:style>
    <style:style style:name="T66" style:family="text">
      <style:text-properties officeooo:rsid="004fb22b"/>
    </style:style>
    <style:style style:name="T67" style:family="text">
      <style:text-properties officeooo:rsid="00502702"/>
    </style:style>
    <style:style style:name="T68" style:family="text">
      <style:text-properties officeooo:rsid="0051fdfc"/>
    </style:style>
    <style:style style:name="T69" style:family="text">
      <style:text-properties officeooo:rsid="0053040a"/>
    </style:style>
    <style:style style:name="T70" style:family="text">
      <style:text-properties officeooo:rsid="00531149"/>
    </style:style>
    <style:style style:name="T71" style:family="text">
      <style:text-properties officeooo:rsid="00542996"/>
    </style:style>
    <style:style style:name="T72" style:family="text">
      <style:text-properties officeooo:rsid="0057d8ef"/>
    </style:style>
    <style:style style:name="T73" style:family="text">
      <style:text-properties officeooo:rsid="00591f20"/>
    </style:style>
    <style:style style:name="T74" style:family="text">
      <style:text-properties officeooo:rsid="0059fdad"/>
    </style:style>
    <style:style style:name="T75" style:family="text">
      <style:text-properties officeooo:rsid="005ac3a8"/>
    </style:style>
    <style:style style:name="T76" style:family="text">
      <style:text-properties officeooo:rsid="005ba080"/>
    </style:style>
    <style:style style:name="T77" style:family="text">
      <style:text-properties officeooo:rsid="005d1b20"/>
    </style:style>
    <style:style style:name="T78" style:family="text">
      <style:text-properties officeooo:rsid="005e32cf"/>
    </style:style>
    <style:style style:name="T79" style:family="text">
      <style:text-properties officeooo:rsid="005f9b74"/>
    </style:style>
    <style:style style:name="T80" style:family="text">
      <style:text-properties officeooo:rsid="00658e93"/>
    </style:style>
    <style:style style:name="T81" style:family="text">
      <style:text-properties officeooo:rsid="0066d82a"/>
    </style:style>
    <style:style style:name="T82" style:family="text">
      <style:text-properties officeooo:rsid="00686baa"/>
    </style:style>
    <style:style style:name="T83" style:family="text">
      <style:text-properties officeooo:rsid="0069316a"/>
    </style:style>
    <style:style style:name="T84" style:family="text">
      <style:text-properties officeooo:rsid="006a91bd"/>
    </style:style>
    <style:style style:name="T85" style:family="text">
      <style:text-properties officeooo:rsid="006b6a0b"/>
    </style:style>
    <style:style style:name="T86" style:family="text">
      <style:text-properties officeooo:rsid="006c0128"/>
    </style:style>
    <style:style style:name="T87" style:family="text">
      <style:text-properties officeooo:rsid="006d437f"/>
    </style:style>
    <style:style style:name="T88" style:family="text">
      <style:text-properties officeooo:rsid="006d5cef"/>
    </style:style>
    <style:style style:name="T89" style:family="text">
      <style:text-properties officeooo:rsid="006ed63f"/>
    </style:style>
    <style:style style:name="T90" style:family="text">
      <style:text-properties officeooo:rsid="007010cf"/>
    </style:style>
    <style:style style:name="T91" style:family="text">
      <style:text-properties officeooo:rsid="00733042"/>
    </style:style>
    <style:style style:name="T92" style:family="text">
      <style:text-properties officeooo:rsid="0075149c"/>
    </style:style>
    <style:style style:name="T93" style:family="text">
      <style:text-properties officeooo:rsid="0075ea41"/>
    </style:style>
    <style:style style:name="T94" style:family="text">
      <style:text-properties officeooo:rsid="00772481"/>
    </style:style>
    <style:style style:name="T95" style:family="text">
      <style:text-properties officeooo:rsid="00779517"/>
    </style:style>
    <style:style style:name="T96" style:family="text">
      <style:text-properties officeooo:rsid="00791a60"/>
    </style:style>
    <style:style style:name="T97" style:family="text">
      <style:text-properties officeooo:rsid="007aa176"/>
    </style:style>
    <style:style style:name="T98" style:family="text">
      <style:text-properties officeooo:rsid="007c7e27"/>
    </style:style>
    <style:style style:name="T99" style:family="text">
      <style:text-properties officeooo:rsid="007f7b61"/>
    </style:style>
    <style:style style:name="T100" style:family="text">
      <style:text-properties officeooo:rsid="00802e50"/>
    </style:style>
    <style:style style:name="T101" style:family="text">
      <style:text-properties officeooo:rsid="0080b759"/>
    </style:style>
    <style:style style:name="T102" style:family="text">
      <style:text-properties officeooo:rsid="008134f9"/>
    </style:style>
    <style:style style:name="T103" style:family="text">
      <style:text-properties officeooo:rsid="00819498"/>
    </style:style>
    <style:style style:name="T104" style:family="text">
      <style:text-properties officeooo:rsid="0082b13a"/>
    </style:style>
    <style:style style:name="T105" style:family="text">
      <style:text-properties officeooo:rsid="0082f5a6"/>
    </style:style>
    <style:style style:name="T106" style:family="text">
      <style:text-properties officeooo:rsid="0087244d"/>
    </style:style>
    <style:style style:name="T107" style:family="text">
      <style:text-properties officeooo:rsid="0087ba1d"/>
    </style:style>
    <style:style style:name="T108" style:family="text">
      <style:text-properties officeooo:rsid="0089a471"/>
    </style:style>
    <style:style style:name="T109" style:family="text">
      <style:text-properties officeooo:rsid="008a5546"/>
    </style:style>
    <style:style style:name="T110" style:family="text">
      <style:text-properties officeooo:rsid="008bad3e"/>
    </style:style>
    <style:style style:name="T111" style:family="text">
      <style:text-properties officeooo:rsid="008e9bd3"/>
    </style:style>
    <style:style style:name="T112" style:family="text">
      <style:text-properties officeooo:rsid="0091f0b7"/>
    </style:style>
    <style:style style:name="T113" style:family="text">
      <style:text-properties officeooo:rsid="0092a8c9"/>
    </style:style>
    <style:style style:name="T114" style:family="text">
      <style:text-properties officeooo:rsid="00933355"/>
    </style:style>
    <style:style style:name="T115" style:family="text">
      <style:text-properties officeooo:rsid="009414b0"/>
    </style:style>
    <style:style style:name="T116" style:family="text">
      <style:text-properties officeooo:rsid="009436ab"/>
    </style:style>
    <style:style style:name="T117" style:family="text">
      <style:text-properties officeooo:rsid="0095159a"/>
    </style:style>
    <style:style style:name="T118" style:family="text">
      <style:text-properties officeooo:rsid="0096fa77"/>
    </style:style>
    <style:style style:name="T119" style:family="text">
      <style:text-properties officeooo:rsid="0097a3e3"/>
    </style:style>
    <style:style style:name="T120" style:family="text">
      <style:text-properties officeooo:rsid="0025463c"/>
    </style:style>
    <style:style style:name="T121" style:family="text">
      <style:text-properties officeooo:rsid="0098e6b7"/>
    </style:style>
    <style:style style:name="T122" style:family="text">
      <style:text-properties officeooo:rsid="009a9ea3"/>
    </style:style>
    <style:style style:name="T123" style:family="text">
      <style:text-properties officeooo:rsid="009c4111"/>
    </style:style>
    <style:style style:name="T124" style:family="text">
      <style:text-properties officeooo:rsid="009e1b23"/>
    </style:style>
    <style:style style:name="T125" style:family="text">
      <style:text-properties officeooo:rsid="009ffc3b"/>
    </style:style>
    <style:style style:name="T126" style:family="text">
      <style:text-properties officeooo:rsid="00a189be"/>
    </style:style>
    <style:style style:name="T127" style:family="text">
      <style:text-properties officeooo:rsid="00a20179"/>
    </style:style>
    <style:style style:name="T128" style:family="text">
      <style:text-properties officeooo:rsid="00a48e63"/>
    </style:style>
    <style:style style:name="T129" style:family="text">
      <style:text-properties officeooo:rsid="00a594c5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officeooo:rsid="00a5f3c0"/>
    </style:style>
    <style:style style:name="T132" style:family="text">
      <style:text-properties officeooo:rsid="00a867c2"/>
    </style:style>
    <style:style style:name="T133" style:family="text">
      <style:text-properties officeooo:rsid="00aae66a"/>
    </style:style>
    <style:style style:name="T134" style:family="text">
      <style:text-properties officeooo:rsid="00ab2f4d"/>
    </style:style>
    <style:style style:name="T135" style:family="text">
      <style:text-properties officeooo:rsid="00ac51e3"/>
    </style:style>
    <style:style style:name="T136" style:family="text">
      <style:text-properties officeooo:rsid="00ad16d9"/>
    </style:style>
    <style:style style:name="T137" style:family="text">
      <style:text-properties officeooo:rsid="00ae4a05"/>
    </style:style>
    <style:style style:name="T138" style:family="text">
      <style:text-properties officeooo:rsid="00af1f0c"/>
    </style:style>
    <style:style style:name="T139" style:family="text">
      <style:text-properties officeooo:rsid="00afc143"/>
    </style:style>
    <style:style style:name="T140" style:family="text">
      <style:text-properties officeooo:rsid="00b1ac3c"/>
    </style:style>
    <style:style style:name="T141" style:family="text">
      <style:text-properties officeooo:rsid="00b223cf"/>
    </style:style>
    <style:style style:name="T142" style:family="text">
      <style:text-properties officeooo:rsid="00b33be1"/>
    </style:style>
    <style:style style:name="T143" style:family="text">
      <style:text-properties officeooo:rsid="00b3e5cd"/>
    </style:style>
    <style:style style:name="T144" style:family="text">
      <style:text-properties officeooo:rsid="00b5638b"/>
    </style:style>
    <style:style style:name="T145" style:family="text">
      <style:text-properties officeooo:rsid="00b5e3bd"/>
    </style:style>
    <style:style style:name="T146" style:family="text">
      <style:text-properties officeooo:rsid="00b64f4f"/>
    </style:style>
    <style:style style:name="T147" style:family="text">
      <style:text-properties officeooo:rsid="00b80866"/>
    </style:style>
    <style:style style:name="T148" style:family="text">
      <style:text-properties officeooo:rsid="00b8e7a7"/>
    </style:style>
    <style:style style:name="T149" style:family="text">
      <style:text-properties officeooo:rsid="00b9a27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8">Meados de </text:span>1809 – Vale do Tua</text:p>
      <text:p text:style-name="P14"><text:span text:style-name="T120">A </text:span><text:span text:style-name="T119">E</text:span><text:span text:style-name="T120">spada </text:span><text:span text:style-name="T119">D</text:span><text:span text:style-name="T120">o</text:span><text:span text:style-name="T119"> </text:span><text:span text:style-name="T121">Rei</text:span></text:p>
      <text:p text:style-name="P1">A noite, sorrateira e silenciosa, aproximava-se a passos largos do Vale do Tua. Muito ao de leve, a delicada paleta do ocaso ia conseguindo tingir de mil e uma cores o azul celestial do ameno dia de <text:span text:style-name="T52">verão</text:span>. Rui, Ana e Pedro regressavam a casa depois de mais uma tarde de brincadeira junto à pequena praia fluvial que o ligeiro recuo das águas havia formado a escassas centenas de metros da sua aldeia. Rui, de 15 anos era o mais velho do grupo, <text:s/>Ana e Pedro, de 12 e 13 respectivamente, eram irmãos, e amigos de infância do primeiro. Conheciam-se praticamente <text:span text:style-name="T111">há</text:span> quase tanto tempo quanto <text:span text:style-name="T111">o que </text:span>as suas jovens memórias conseguiam recuar no passado. </text:p>
      <text:p text:style-name="P1"/>
      <text:p text:style-name="P16">- Epá, <text:span text:style-name="T111">e</text:span>stou cá com uma fome daquelas... - Disse Pedro, ao ouvir os queixumes do seu estômago vazio. Haviam trazido um <text:span text:style-name="T111">generoso</text:span> farnel com eles, mas a boa verdade é que já haviam passado umas <text:s/>compridas duas ou três horas desde o <text:span text:style-name="T107">derradeiro</text:span> deleite com as ú<text:span text:style-name="T62">ltimas </text:span>sanduíches de presunto. O crescente sentimento de <text:span text:style-name="T11">larica</text:span> era ge<text:span text:style-name="T107">ne</text:span>ral<text:span text:style-name="T107">izado </text:span>entre o trio <text:span text:style-name="T25">que tirara a tarde para </text:span><text:span text:style-name="T111">nadar, </text:span><text:span text:style-name="T25">pescar </text:span><text:span text:style-name="T62">e brincar </text:span><text:span text:style-name="T25">no rio</text:span>. </text:p>
      <text:p text:style-name="P2">- Podes crer, estou desejosa de provar o cabrito assado que a mamã estava a preparar quando saímos. Cheirava tão bem! <text:s/>Exclamou Ana, <text:span text:style-name="T107">sentindo </text:span><text:span text:style-name="T25">um</text:span> amontoado de água a florescer-lhe na boca, <text:s/><text:span text:style-name="T62">ao r</text:span>ecorda<text:span text:style-name="T62">r</text:span> <text:span text:style-name="T25">na sua mente </text:span>a imagem que retivera<text:span text:style-name="T25"> </text:span>da ceia a ser temperada.</text:p>
      <text:p text:style-name="P2">- Pois olhem que eu estou pouco melhor, não vejo a hora de me sentar à mesa... - <text:span text:style-name="T25">Disse o mano, r</text:span>evir<text:span text:style-name="T25">ando</text:span> os olhos <text:span text:style-name="T108">e apalpando o estômago</text:span>.</text:p>
      <text:p text:style-name="P3">- <text:span text:style-name="T25">Epá! </text:span>Vocês parem lá de falar de comida senão <text:span text:style-name="T25">ainda me </text:span>vou babar todo antes de chegar a casa. - <text:span text:style-name="T25">Comentou o desbocado do Rui, fazendo com que todos </text:span>em conjunto <text:span text:style-name="T25">se</text:span> ri<text:span text:style-name="T25">ssem</text:span> <text:span text:style-name="T25">com grande vontade</text:span>. O vislumbre das chaminés fumegantes ao fundo do pequeno outeiro polvilhado de choupos e azinhos encheu-lhes o olhar de brilho. Quase que <text:span text:style-name="T25">conseguiam </text:span>senti<text:span text:style-name="T25">r</text:span> os cheiros dos <text:span text:style-name="T25">suculentos </text:span>preparos <text:span text:style-name="T62">a rebolar </text:span><text:span text:style-name="T25">nos </text:span>tachos e panelas. <text:span text:style-name="T108">E era a</text:span><text:span text:style-name="T62"> </text:span>pensar em temperos e sabores <text:span text:style-name="T108">que </text:span>avança<text:span text:style-name="T62">v</text:span>am pelo caminho, sentido<text:span text:style-name="T62"> </text:span><text:span text:style-name="T108">que cada passo dado os deixava </text:span>mais perto de satisfazer as<text:span text:style-name="T108"> </text:span>barrigas resmungonas. <text:soft-page-break/>Foi então que <text:span text:style-name="T62">a dada altura algo </text:span><text:span text:style-name="T108">inesperado</text:span><text:span text:style-name="T62"> </text:span>prendeu a atenção de Rui:</text:p>
      <text:p text:style-name="P1">- Parem! Escutem! - Ordenou, com <text:span text:style-name="T26">uma </text:span>rispidez <text:span text:style-name="T62">na voz </text:span><text:span text:style-name="T108">que lhe era </text:span><text:span text:style-name="T26">pouco frequente</text:span>.</text:p>
      <text:p text:style-name="P1">- O que foi? O que se passa? - Inquiriu Pedro, espantado pela súbita reacção do seu vizinho <text:span text:style-name="T109">amigo</text:span>. Rui apontou para uma das suas próprias orelhas <text:span text:style-name="T62">e pediu silêncio:</text:span> - Não façam barulho. Escutem só... Não ouvem? - Perguntou. Os olhos dos manos, franzidos n<text:span text:style-name="T62">a zona do</text:span> sobrolho, entreolharam-se por um curto instante. A primeira reacção não demorou muito a surgir...</text:p>
      <text:p text:style-name="P1">- Os pássaros! - Exclamou a miúda de cabelos loiros e encaracolados <text:span text:style-name="T62">que mais pareciam</text:span> pequenos novelos de lã amarelos. - Os pássaros estão a fugir das árvores. <text:span text:style-name="T26">Aos magotes! - </text:span>Concluiu. </text:p>
      <text:p text:style-name="P1">- Isso mesmo – <text:span text:style-name="T111">Rematou</text:span> Rui. Pedro acenou afirmativamente com a cabeça umas três ou quatro vezes. Também ele percebera <text:span text:style-name="T26">o </text:span><text:span text:style-name="T111">fenómeno</text:span>. Os seus lábios preparavam-se para proferir alguma coisa quando uma ajuda visual confirmou a cena que todos escutavam, interrompendo-lhe os impulsos nervosos. Por cima das suas cabeças começaram a surgir, vindos d<text:span text:style-name="T111">o</text:span> Sul, precisamente do lado onde ficava a aldeia, bandos mais ou menos desgarrados de todas as diferentes espécies de pássaros que nas árvores à beira do rio pernoitavam até que a luz clara do dia voltasse a raiar no horizonte. <text:span text:style-name="T35">Viaja</text:span><text:span text:style-name="T109">va</text:span><text:span text:style-name="T35">m debaixo um pôr do sol que se começava a acentuar </text:span><text:span text:style-name="T111">a passos largos</text:span><text:span text:style-name="T35">. </text:span>Ele eram estorninhos, pardais, pombos, melros, guarda-rios, pintassilgos, e muitos outros, muitos mais do que aqueles cujos nomes eles <text:span text:style-name="T111">sabiam ou </text:span>se conseguiram lembrar. Que eram de todas as cores, tamanhos e feitios, quanto a isso não restava a menor dúvida, nem tampouco em relação ao facto de que todos eles pareciam fugir, <text:span text:style-name="T64">gritando </text:span>em desespero, afugentados e assustados por algo ou por alguém. Ali bem perto deles, algures escondido no meio dos troncos e <text:span text:style-name="T109">demais </text:span>folhagens ribeirinhas, apenas um cuco matreiro teimava em continuar a cantarolar a sua música, aparentemente alheio a todo o burburinho que se vivia em seu redor. Ou era valente e bravio ou simplesmente <text:span text:style-name="T64">seria</text:span> <text:span text:style-name="T110">um pássaro </text:span>surdo.<text:line-break/></text:p>
      <text:p text:style-name="P18">Ao barulho das aves em debandada juntou-se o som daquilo que parecia ser o trote de um cavalo, <text:span text:style-name="T63">o qual vinha </text:span>crescendo da mesma direcção. Um olhar mais atento vislumbrou uma pequena nuvem de <text:soft-page-break/>poeira que subia decidida acima do carreiro de terra mal batida. Um cavaleiro aproximava-se <text:span text:style-name="T64">sobre </text:span><text:s/>cavalgadas rápidas. Por um pequeno mas vivido momento sentiram um ligeiro formigueiro a percorrer-lhes o corpo de lés a lés. <text:span text:style-name="T27">Uma sensação de medo e incerteza apoderou-se deles. </text:span>O homem de barba por fazer que montava o cavalo de pelagem branca parou a escassos metros do grupo.</text:p>
      <text:p text:style-name="P1"/>
      <text:p text:style-name="P15"><text:span text:style-name="T1">- Fujam! Fujam! - Gritou </text:span><text:span text:style-name="T8">e esbracejou </text:span><text:span text:style-name="T1">o desconhecido - Não devem ficar aqui, não é seguro!... vêm aí os os soldados franceses – Acrescentou, num ritmo que tinha tanto de cansado como de assustado, como os </text:span><text:span text:style-name="T2">próprios </text:span><text:span text:style-name="T1">pássaros. </text:span></text:p>
      <text:p text:style-name="P1">- Os franceses? Quem são os franceses? - Perguntou Ana, inocentemente. Dos três, apenas Rui sabia a resposta, mas mesmo ele não disse nada mais do que: </text:p>
      <text:p text:style-name="P1">- São inimigos do nosso povo! Não são de cá. Querem conquistar o nosso país e roubar-nos as nossas coisas. - O enigmático cavaleiro que eles nunca haviam visto concordou:</text:p>
      <text:p text:style-name="P1">- É isso mesmo!... As tropas do general Soult querem conquistar o país, dirigem-se para o Porto e infelizmente resolveram passar <text:span text:style-name="T35">o rio </text:span><text:span text:style-name="T64">nesta zona</text:span>... Aconselho-vos a que fujam depressa, pois não sabemos o que pode acontecer. Não é seguro voltar agora para a aldeia, arrepiem caminho quanto antes... - O suor <text:span text:style-name="T35">a escorrer-lhe da</text:span> testa dava ao seu relato e à <text:span text:style-name="T35">sua </text:span>expressão um ar de autenticidade arrepiante. - Desejo-vos a melhor das sortes. - E dito isto, puxou pela trela do cavalo e pontapeou-o ao de leve com as esporas pontiagudas, ao que o pobre animal respondeu com um valente salto em frente, galgando logo ali um bom par de metros, de pronto afastando ambos para longe.</text:p>
      <text:list xml:id="list2139829405" text:style-name="L1">
        <text:list-header>
          <text:p text:style-name="P20"/>
        </text:list-header>
      </text:list>
      <text:p text:style-name="P1">- E agora o que fazemos? - Questionou Pedro. Os olhos de Ana encobriam dúvida semelhante. Cabia a Rui como mais velho avançar com uma resposta, <text:span text:style-name="T98">e</text:span>le sabia-<text:span text:style-name="T36">l</text:span>o, <text:span text:style-name="T36">mas</text:span> <text:span text:style-name="T112">simplesmente </text:span>não <text:span text:style-name="T65">tinha nenhuma</text:span> <text:span text:style-name="T65">para </text:span>dar. Baixou os olhos na direcção do solo por um segundo e depois ergueu-os de rompante, chamado que fora à atenção pelas gigantescas labaredas que começavam a surgir no horizonte. <text:span text:style-name="T36">Se dúvidas pudesse haver sobre as palavras do estranho </text:span><text:span text:style-name="T113">sujeito </text:span><text:span text:style-name="T36">elas terminavam </text:span><text:span text:style-name="T98">neste instante</text:span><text:span text:style-name="T36">.</text:span> A aldeia estava em chamas e o barulho de homens e cavalos em marcha era agora o <text:soft-page-break/>substituto do canto sedutor do cuco, que entretanto havia decidido também ele voar rumo a outras paragens mais tranquilas.</text:p>
      <text:p text:style-name="P1">- Temos de esconder-nos, não vejo outra opção, é demasiado tarde para fugir. - Olhou para todos os lados em busca de um esconderijo seguro. </text:p>
      <text:p text:style-name="P10">- A ponte! - Recordou. - A ponte pênsil <text:span text:style-name="T39">junto ao lugar da barca</text:span>. Podemos esconder-nos lá debaixo. - A pequena ponte suspensa ficava cerca de <text:span text:style-name="T36">mil</text:span> metros atrás, rio abaixo.</text:p>
      <text:p text:style-name="P10"/>
      <text:p text:style-name="P10">O som <text:span text:style-name="T65">aflitivo </text:span>das fagulhas a crepitar no crepúsculo apressou-lhes a resolução. <text:span text:style-name="T65">Como se fossem</text:span> maratonistas em competição, desataram a correr na mesma direcção que o misterioso cavaleiro tomara segundos antes. Quando lá chegaram já a luz escura da noite se começava a fazer visível <text:span text:style-name="T39">no astro</text:span>. O manto azul e negro iniciara a subjugação dos tons alaranjados do lusco-fusco e em poucos minutos desses pouco mais restava do que um minúsculo e ínfimo <text:span text:style-name="T65">farrapo</text:span>, quase indigno de registo. <text:s/>As torres dos portageiros que lado a lado montavam guarda à velha ponte de madeira e aço, assenhoravam-se da paisagem e apresentavam-se ao luar, fazendo cantar bem alto a sua melodia silenciosa. Rui. Ana e Pedro, saltaram para o cascalho solto e encostaram-se à parede pedregosa. <text:s/>Aninharam-se uns juntos aos outros e ali permaneceram em silêncio durante um bom bocado, calados e escondidos s<text:span text:style-name="T39">em saberem muito bem</text:span> <text:span text:style-name="T36">porquê ou </text:span>do quê.</text:p>
      <text:p text:style-name="P1"/>
      <text:p text:style-name="P1">- Se ficarem quietinhos não vos vêem! ... <text:span text:style-name="T65">Afinal</text:span> espertos eles são!... - Exclamou uma voz misteriosa.</text:p>
      <text:p text:style-name="P1">- Quem disse isso? - Perguntou Pedro, tão estupefacto como os outros dois <text:span text:style-name="T65">ao ouvir tais palavras</text:span>. Não fora nenhum deles <text:span text:style-name="T37">a </text:span><text:span text:style-name="T65">proferi-las</text:span> por isso<text:span text:style-name="T37"> certo </text:span><text:span text:style-name="T65">era </text:span><text:span text:style-name="T37">que</text:span> não estavam sozinhos, <text:span text:style-name="T65">acompanhados </text:span><text:span text:style-name="T39">quiçá </text:span><text:span text:style-name="T65">por outro alguém</text:span><text:span text:style-name="T28"> </text:span><text:span text:style-name="T11">acossado </text:span><text:span text:style-name="T12">pelos </text:span><text:span text:style-name="T14">mesmos</text:span><text:span text:style-name="T12"> invasores</text:span><text:span text:style-name="T11">,</text:span> <text:span text:style-name="T65">que poderia muito bem </text:span>hav<text:span text:style-name="T65">er-se </text:span>lembrado de se refugiar no mesmo sitio. </text:p>
      <text:p text:style-name="P1">- Ainda bem que os encontro, assim sempre evito de me aproximar muito da aldeia... há gente que não me <text:span text:style-name="T65">receberia</text:span> muito bem por lá... doidos <text:span text:style-name="T65">sim esses</text:span> são... ainda por cima <text:span text:style-name="T39">no dia de </text:span>hoje <text:span text:style-name="T39">com os </text:span><text:soft-page-break/><text:span text:style-name="T39">energúmenos invasores</text:span>... Eu bem <text:span text:style-name="T65">sei </text:span>o que esse<text:span text:style-name="T39">s</text:span> franceses <text:span text:style-name="T39">sem </text:span><text:span text:style-name="T65">escrúpulos</text:span><text:span text:style-name="T39"> </text:span>são capazes de fazer a uma velha entravada como eu. Já a Joana D'Arc foi o que foi... E essa consta que era uma beldade de mulher... - Disse uma vez mais aquela voz rouca e envelhecida. Ouviu-se um riso tímido, forçado e sem muita <text:span text:style-name="T66">convicção</text:span>, como faz <text:span text:style-name="T66">aquele que</text:span> se ri da própria piada. Foi quando <text:span text:style-name="T114">esse</text:span> terminou que os três perceberam a presença de uma <text:span text:style-name="T11">figura </text:span><text:span text:style-name="T12">enigmática</text:span><text:span text:style-name="T11"> </text:span>junto a um dos pilares da ponte, a qual se erguia em cima de uma pequena barcaça de madeira. Quando se aproximou da margem e se colocou sobre os holofotes <text:span text:style-name="T66">do </text:span><text:span text:style-name="T99">luar </text:span>puderam por fim ver-lhe as formas. As faces dos miúdos ficaram tão pálidas quanto o reflexo <text:span text:style-name="T39">da mesmíssima</text:span> lua cheia que reluzia no leito pouco profundo da margem. As pernas de Ana <text:span text:style-name="T100">revelaram ser as </text:span>mais débeis, <text:span text:style-name="T39">torna</text:span><text:span text:style-name="T66">ndo</text:span><text:span text:style-name="T39">-se </text:span><text:span text:style-name="T66">n</text:span>as primeiras a fraquejar <text:span text:style-name="T66">a</text:span>o ritmo do susto que invadira <text:span text:style-name="T66">simultaneamente</text:span><text:span text:style-name="T39"> </text:span>o seu coração. Na barcaça viaja<text:span text:style-name="T38">va</text:span> uma velhota muito feia e carrancuda, com uma verruga gigantesca estampada no lado esquerdo da face que mais parecia <text:span text:style-name="T72">o</text:span> pico de um vulcão <text:span text:style-name="T66">em miniatura</text:span>. Felizmente, nem lava nem pus asqueroso estavam a ser expelidos naquela altura. A estranha figura não viajava só. Fazia-lo acompanhada de um gato preto de pêlo liso de onde sobressaía a cor do seu brilhante e único olho verde, qual esmeralda cintilante perdida no <text:span text:style-name="T40">seio do </text:span>breu absoluto. Assim, em termos bem simples, digamos que esta imagem era assustadoramente assustadora.</text:p>
      <text:p text:style-name="P1"/>
      <text:p text:style-name="P17">- Quem és tu? - Perguntou Rui, tentado disfarçar o sentimento de <text:span text:style-name="T29">pavor e ansiedade</text:span> de <text:span text:style-name="T29">que </text:span><text:span text:style-name="T66">também ele </text:span><text:span text:style-name="T29">padecia</text:span>.</text:p>
      <text:p text:style-name="P1">- Quem eu sou não interessa muito, interessa sim o que eu tenho para <text:span text:style-name="T115">vos </text:span>dizer.. Preciso que me ouçam com atenção se querem livrar a vossa aldeia d<text:span text:style-name="T115">a opressão</text:span> dos franceses, e expulsá-los de vez destas terras. <text:span text:style-name="T115">A</text:span><text:span text:style-name="T30">inda não é tarde... </text:span>- Fez uma pequena pausa e depois retomou o discurso: - Mas se queres mesmo saber... chamo-me Narcisa, mas costumam tratar-me por Mafarrica, mais propriamente por... bruxa Mafarrica. - Dito isto, sorriu com quantos dentes podres ainda tinha na boca.</text:p>
      <text:p text:style-name="P1">- O quê? Bruxa? - Ana estava em pânico e sentia-se a <text:span text:style-name="T40">estremece</text:span>r sem controlo. <text:span text:style-name="T72">O</text:span><text:span text:style-name="T67">s</text:span> rapazes nã<text:span text:style-name="T67">o </text:span><text:span text:style-name="T31">se </text:span><text:soft-page-break/><text:span text:style-name="T31">descompu</text:span><text:span text:style-name="T116">seram</text:span><text:span text:style-name="T31"> </text:span><text:span text:style-name="T67">por aí além</text:span>. Inexplicavelmente, aquela velha feia e malcheirosa <text:span text:style-name="T72">(sim, cheirava </text:span><text:span text:style-name="T101">ligeiramente </text:span><text:span text:style-name="T72">a ranço) </text:span>que se apresentava como <text:span text:style-name="T67">sendo uma</text:span> bruxa deixara de lhes atemorizar o espírito a partir do momento em que revelara o seu nome. Eles <text:span text:style-name="T40">os dois</text:span> já tinham ouvido daquela figura e dessas conversas <text:span text:style-name="T40">mal feitas </text:span>não lhes tinha ficado medo por ela. Rui voltou de novo a interceder:</text:p>
      <text:p text:style-name="P1">- Já sei quem tu és.... És a velha Mafarrica Tagarica! A velha maluca que vive sozinha com uma carrada de gatos vadios, naquela casa antiga no cimo do outeiro da cobraceira –<text:span text:style-name="T102"> Apontou.</text:span></text:p>
      <text:p text:style-name="P1">- Pois é! Já ouvimos falar muitas histórias acerca de ti. - Prosseguiu Pedro. - Raramente alguém te vê. Dizem que <text:span text:style-name="T68">por</text:span> medo de conviver com outras pessoas vives numa casa rodeada de bicharada <text:span text:style-name="T40">com quem falas como se fossem </text:span><text:span text:style-name="T68">humanos</text:span>... - Narcisa Mafarrica riu-se sem grande satisfação, <text:span text:style-name="T40">afinal de contas por </text:span><text:span text:style-name="T102">mais</text:span><text:span text:style-name="T40"> que tentasse não era totalmente imune </text:span><text:span text:style-name="T102">aos </text:span><text:span text:style-name="T40">mexericos sobre a sua pessoa</text:span>. - Mas não acredito que sejas nenhuma bruxa... <text:span text:style-name="T72">Talvez um pouco</text:span> passada da cabeça!... - Exclamou <text:span text:style-name="T40">sorrind</text:span><text:span text:style-name="T117">o</text:span><text:span text:style-name="T40">, </text:span><text:span text:style-name="T32">vociferando </text:span>de modo cruel <text:span text:style-name="T68">e</text:span> inocente <text:span text:style-name="T117">um escárnio que</text:span> é apanágio dos miúdos. Ao contrário do que seria normal <text:span text:style-name="T40">expectar</text:span>, Mafarrica não se <text:span text:style-name="T103">mostrou</text:span> chate<text:span text:style-name="T103">ada</text:span> com o insulto nem com a forma pouco gentil como eles falavam para ela. <text:span text:style-name="T33">Numa outra altura acharia boa ideia pregar-lhes uma partida </text:span><text:span text:style-name="T40">só </text:span><text:span text:style-name="T33">para lhes dobrar a língua mas desta feita não lhe veio tal </text:span><text:span text:style-name="T72">vontade</text:span><text:span text:style-name="T33"> à cabeça.</text:span> <text:span text:style-name="T103">Certamente a</text:span><text:span text:style-name="T40"> vida encarregar-se-ia da </text:span><text:span text:style-name="T68">merecida </text:span><text:span text:style-name="T40">lição. </text:span><text:span text:style-name="T69">E</text:span>la tinha uma missão secreta <text:span text:style-name="T40">e perigosa</text:span> para eles, <text:span text:style-name="T72">muito mais importante </text:span><text:span text:style-name="T117">do </text:span><text:span text:style-name="T104">que qualquer lição de moral</text:span>.</text:p>
      <text:p text:style-name="P1">- É verdade! Diz-se por aí muita coisa acerca de mim... algumas são verdade outras nem por isso. Mas olha miúdo!... - Virou-se para o Pedro. - … Podes não acreditar em bruxas, mas que elas existem, <text:span text:style-name="T105">ai isso </text:span>garanto-te que é verdade! <text:span text:style-name="T41">- E riu-se </text:span><text:span text:style-name="T70">com </text:span><text:span text:style-name="T72">belo </text:span><text:span text:style-name="T70">prazer</text:span><text:span text:style-name="T41">.</text:span></text:p>
      <text:p text:style-name="P1">- Ah! Não me assustas! - Retorquiu ele <text:span text:style-name="T71">numa</text:span> <text:span text:style-name="T71">voz </text:span>de troça.</text:p>
      <text:p text:style-name="P1">- Pois ainda bem que é assim! <text:span text:style-name="T71">Não</text:span> quero assustar <text:span text:style-name="T34">ninguém</text:span>. Quero apenas que estes malditos franceses desapareçam destas paragens e para isso preciso da vossa ajuda...</text:p>
      <text:p text:style-name="P17">- A nossa ajuda?... Mas <text:span text:style-name="T118">como</text:span>? - Questionou a pequena, <text:span text:style-name="T42">visivelmente mais calma</text:span>. </text:p>
      <text:p text:style-name="P1">- Porque eu sei de um segredo que pode ajudar o povo da vossa aldeia a expulsar os invasores... eu <text:soft-page-break/>sozinha não posso fazer tudo... - Fez outra pausa aproveitando para acariciar o bicho que entretanto pegara ao colo. O bichano fez o típico <text:span text:style-name="T97">ronronar </text:span>de contentamento ao receber as primeiras festas. - … Sei onde está a espada mágica dos nossos antepassados... A espada dos sete castelos... Esta espada foi forjada por um feiticeiro ferreiro que era muito amigo do nosso primeiro rei, D. Afonso Henriques... <text:span text:style-name="T118">Foi com ela que construiu o nosso reino. </text:span>Com esta espada, aquele que a empunhar... se for o escolhido na sua época <text:span text:style-name="T43">e tiver coração nobre</text:span>... expulsará todo e qualquer inimigo do território Português...</text:p>
      <text:p text:style-name="P4">- O quê?... Isso é verdade? Mas onde está essa <text:span text:style-name="T73">famosa </text:span>espada?... - Questionou Ana, notoriamente intrigada a julgar pelo seu olhar esbugalhado<text:span text:style-name="T11">. </text:span><text:span text:style-name="T19">A bruxa </text:span><text:span text:style-name="T13">respondeu:</text:span></text:p>
      <text:p text:style-name="P4"><text:span text:style-name="T13">- Como </text:span><text:span text:style-name="T19">vos </text:span><text:span text:style-name="T13">disse não é uma espada qualquer, é uma espada mágica!... - </text:span><text:span text:style-name="T11">Pedro, </text:span><text:span text:style-name="T15">mais céptico,</text:span><text:span text:style-name="T13"> logo se apressou a retorquir</text:span><text:span text:style-name="T11">: </text:span></text:p>
      <text:p text:style-name="P1">- Eu vi logo, sempre é verdade o que dizem por aí... Podemos ser novos mas ninguém aqui tem idade para continuar a acreditar em histórias de fantasia. <text:span text:style-name="T118">Isto é tempo perdido...</text:span></text:p>
      <text:p text:style-name="P1">- Mas devias rapaz! - Ripostou <text:span text:style-name="T44">Mafarrica</text:span> com vigor, <text:span text:style-name="T118">algo ofendida até</text:span>. - Além do mais isto não é fantasia <text:span text:style-name="T106">nenhuma</text:span>, meu pequeno. Estás muito enganado. Olhem para aqui!.... - Apontou para a água e do bolso tirou um estranho pó branco que atirou para a borda da barcaça. O estranho pó, mal tocou na água do rio, começou a efervescer e logo uma nuvem de fumo da mesma cor ele fez elevar da superfície. Atónitos, observaram de olhos escancarados o nascer de uma imagem refractada na água, apenas alguns centímetros abaixo da superfície calma e serena do Ave. Fosse aquela velha uma bruxa <text:span text:style-name="T73">de verdade</text:span> ou apenas uma idosa demente, o certo é que diante de<text:span text:style-name="T73">les</text:span> surgi<text:span text:style-name="T121">u</text:span> a imagem de uma enorme espada <text:span text:style-name="T121">de punho</text:span> <text:span text:style-name="T121">d</text:span>our<text:span text:style-name="T121">ado</text:span>, tod<text:span text:style-name="T121">o</text:span> el<text:span text:style-name="T121">e</text:span> decorad<text:span text:style-name="T121">o</text:span> a esmeraldas e safiras, <text:span text:style-name="T121">a qual</text:span> reluzia contente <text:span text:style-name="T73">e sossegada </text:span>debaixo da luz sombria do luar. <text:span text:style-name="T121">V</text:span><text:span text:style-name="T44">islumbr</text:span><text:span text:style-name="T121">ou-se depois a representação</text:span><text:span text:style-name="T44"> disforme de </text:span><text:span text:style-name="T73">várias</text:span><text:span text:style-name="T44"> batalha</text:span><text:span text:style-name="T73">s</text:span><text:span text:style-name="T44"> antiga</text:span><text:span text:style-name="T73">s, em cenários e tempos díspares,</text:span><text:span text:style-name="T44">onde </text:span><text:span text:style-name="T73">diferentes</text:span><text:span text:style-name="T44"> cavaleiro</text:span><text:span text:style-name="T73">s</text:span><text:span text:style-name="T44"> </text:span><text:span text:style-name="T73">empunhando</text:span><text:span text:style-name="T44"> </text:span><text:span text:style-name="T73">a</text:span><text:span text:style-name="T44"> dita espada trespassava</text:span><text:span text:style-name="T73">m</text:span><text:span text:style-name="T44"> inimigos atrás de inimigos.</text:span></text:p>
      <text:p text:style-name="P18">- A <text:span text:style-name="T126">espada</text:span> dos sete castelos deve ser entregue ao mestre das ordenanças... Em cada época e em cada lugar apenas um homem a pode empunhar <text:span text:style-name="T44">com sucesso</text:span>, e hoje, aqui... esse homem é o velho <text:soft-page-break/>capitão Simão! - E, dito isto, surgiu uma segunda imagem ao lado da espada dourada, <text:span text:style-name="T122">uma </text:span><text:span text:style-name="T121">figura </text:span><text:span text:style-name="T122">que </text:span>todos eles conheciam. O capitão, homem dos seus <text:span text:style-name="T121">cinquenta</text:span> e poucos anos, era <text:span text:style-name="T122">até</text:span> vizinho <text:span text:style-name="T44">próximo </text:span>de Ana e Pedro. </text:p>
      <text:p text:style-name="P1">- Não pode ser! Como é possível? - Interrogou Rui, enquanto esfregava os olhos com ambas as mãos, tentando certificar-se de que não estava <text:span text:style-name="T126">num </text:span>sonh<text:span text:style-name="T126">o</text:span>.</text:p>
      <text:p text:style-name="P1">- Vocês são os únicos a quem contei esta história... Têm de levar a espada ao capitão antes que seja tarde demais. </text:p>
      <text:p text:style-name="P1">- Mas onde está essa espada afinal?... E porquê nós?... Porque não vai você levar-lha?... - A tripla pergunta fora feita pela rapariga, que <text:span text:style-name="T122">curiosamente </text:span>parecia ser a<text:span text:style-name="T122">gora a</text:span> única que não estava em estado de transe, já os rapazes, mais pareciam autênticas estátuas, embasbacados que estavam com toda aquela <text:span text:style-name="T126">demonstração</text:span> <text:span text:style-name="T74">de “efeitos especiais”</text:span>. Mafarrica inverteu a ordem das respostas:</text:p>
      <text:p text:style-name="P1">- Eu tenho outr<text:span text:style-name="T74">o</text:span> <text:span text:style-name="T74">papel</text:span> importante <text:span text:style-name="T74">para desempenhar</text:span>... Tenho receio de lhe pegar por causa do feitiço sob a qual foi forjada, tem de ser um coração inocente, <text:span text:style-name="T123">ou queimará</text:span>... <text:span text:style-name="T123">- Interrompeu o raciocínio. </text:span><text:s/><text:span text:style-name="T123">- </text:span>Além do mais vocês são as únicas pessoas <text:span text:style-name="T75">livres </text:span>que andam por <text:span text:style-name="T75">aqui</text:span>, e tenho a certeza que os vossos corações ainda não sofrem da ganância dos adultos... Mas a verdade é que tive uma premonição. Sabia que estariam aqui neste exacto lugar, neste preciso momento. Vocês são os <text:span text:style-name="T11">escolhidos... </text:span><text:span text:style-name="T21">pois </text:span><text:span text:style-name="T11">é aqui que está a espada </text:span><text:span text:style-name="T21">e é agora que mais falta ela faz</text:span><text:span text:style-name="T11">.</text:span></text:p>
      <text:p text:style-name="P1">- Premonição? Escolhidos? Mas como? Porquê? - <text:s/>Desta feita Mafarrica retraiu-se nas explicações <text:span text:style-name="T45">a Pedro</text:span>. <text:s/><text:span text:style-name="T124">Dominando ela as artes do obscuro</text:span> porque não usar a sua magia para alcançar a espada? - Pensou Ana para dentro de si própria... Mafarrica interrompeu-lhe a linha de pensamento:</text:p>
      <text:p text:style-name="P1">- <text:span text:style-name="T75">Eu não posso tocar-lhe... </text:span>A espada <text:span text:style-name="T124">está </text:span>escondida <text:span text:style-name="T124">ali em cima, </text:span>no alto daquela torre, dentro da parede... Encontrarão um bloco de pedra de cor ligeiramente diferente dos restantes. É lá dentro que têm de procurar... - Apontou para o cume da torre da ponte pênsil que guardava o lado esquerdo da margem oposta àquela em que se encontravam. <text:span text:style-name="T75">Numa</text:span> sincronia quase absoluta, olharam os três para cima, <text:span text:style-name="T75">seguindo</text:span> aquela linha recta invisível que saía destemida da ponta do dedo d<text:span text:style-name="T75">ela </text:span>e só se detinha quando chocava lá mais adiante com o majestoso pegão de granito. Quando voltaram a <text:soft-page-break/>pousar os olhos no horizonte, à procura de Mafarrica e de seu gato, apanharam uma nova e electrizante surpresa. Tudo, à excepção da pequena barcaça de madeira que ondulava ligeiramente sobre a calmaria das águas cristalinas, havia desaparecido sem deixar rasto. Tanto a bruxa como o seu felídeo cegueta haviam<text:span text:style-name="T46">-se</text:span> esfumado por completo por entre a escuridão d<text:span text:style-name="T125">e um</text:span>a noite <text:span text:style-name="T46">com cheiro </text:span><text:span text:style-name="T125">a</text:span><text:span text:style-name="T46"> cinzas</text:span>.</text:p>
      <text:p text:style-name="P1">- Mas onde está ela?... Sumiu?... E agora, o que fazemos?... interrogou Pedro, esbracejando como poucas vezes o fizera. Durante quase um minuto ninguém esboçou uma palavra sequer. Teriam partilhado o mesmo sonho <text:span text:style-name="T125">mirabolante </text:span>ou haviam presenciado algo real e bizarro? Esta dúvida pertinente sim que a partilharam em conjunto, e em silêncio.</text:p>
      <text:p text:style-name="P11"/>
      <text:p text:style-name="P18"><text:span text:style-name="T11">Pouco a pouco o discernimento foi-lhes regressando ao corpo e à mente. </text:span><text:span text:style-name="T16">R</text:span><text:span text:style-name="T11">efeitos d</text:span><text:span text:style-name="T17">o</text:span><text:span text:style-name="T11"> inexplicável e súbit</text:span><text:span text:style-name="T20">o</text:span><text:span text:style-name="T11"> </text:span><text:span text:style-name="T17">desaparecimento</text:span><text:span text:style-name="T11"> da bruxa e convencidos de que a aparição fora mesmo </text:span><text:span text:style-name="T21">genuína</text:span><text:span text:style-name="T11">, só lhes restava questionarem-se sobre se o que ela dissera era </text:span><text:span text:style-name="T21">efectivamente </text:span><text:span text:style-name="T11">verdade. Sem grandes hesitações e sem que maiores conclusões fossem procuradas </text:span><text:span text:style-name="T20">o</text:span><text:span text:style-name="T11">lharam atentamente para as torres, </text:span><text:span text:style-name="T21">com o objectivo </text:span><text:span text:style-name="T11">de <text:s/>estudar</text:span><text:span text:style-name="T22">em </text:span><text:span text:style-name="T11">a melhor maneira de as escalarem até ao </text:span><text:span text:style-name="T22">topo</text:span><text:span text:style-name="T11">. Por sorte as pedras da murada apresentavam o tipo de saliências que qualquer jovem bem treinado</text:span> consegue ultrapassar sem grande dificuldade. Com cautela, deixaram a margem e decidiram-se a atravessar a água em cima do pequeno barco que entretanto ali encostara sozinho. Embora atabalhoad<text:span text:style-name="T76">os</text:span> na coordenação d<text:span text:style-name="T127">as braçadas lá</text:span> conseguiram chegar ao outro lado do rio.</text:p>
      <text:p text:style-name="P1"/>
      <text:list xml:id="list1210041613" text:style-name="L2">
        <text:list-header>
          <text:p text:style-name="P22">- <text:s/>Eu vou lá! - Rui <text:span text:style-name="T77">foi </text:span>o voluntário que em primeiro lugar se alistou para realizar a tarefa, tirando algum partido do facto de ser o mais velho do grupo e consequentemente, por norma, pouca ou nenhuma oposição lhe ser <text:span text:style-name="T47">oferecida</text:span>. Quando a costa parecia não poder estar mais livre <text:span text:style-name="T47">graças ao quão </text:span>vazia que estava, começou a escala<text:span text:style-name="T47">r</text:span> pela parede lateral do pilar.</text:p>
          <text:p text:style-name="P22"/>
          <text:p text:style-name="P24">A empreitada acabaria por não ser tão fácil quanto esperava inicialmente, em muito por culpa da <text:soft-page-break/>fresquidão do orvalho que sorrateiramente cobrira já algumas das pedras com uma tonalidade escorregadia. <text:span text:style-name="T11">Não obstante </text:span><text:span text:style-name="T23">a</text:span><text:span text:style-name="T11"> dificuldade adicional, </text:span><text:span text:style-name="T18">o </text:span><text:span text:style-name="T11">certo é que passados pouco mais de três minutos já ele estav</text:span><text:span text:style-name="T18">a </text:span><text:span text:style-name="T11">no cimo da muralha. </text:span>Sentiu-se como um pequeno rei por entre as ameias do seu castelo de pedra, <text:span text:style-name="T128">também ele diminuto</text:span>. Respirou fundo e sorriu de satisfação e orgulho pelo seu feito. O espaço livre em redor não era muito, mas era mais do suficiente para que se pudesse movimentar livremente no interior do reduzido amuralhado de feldspato, mica e quartzo, com pouco mais de meio metro de altura. No meio de tanta pequenez que agora dominava sentiu-se <text:span text:style-name="T47">um gigante</text:span> e voltou a sorrir.</text:p>
        </text:list-header>
      </text:list>
      <text:p text:style-name="P16"/>
      <text:list xml:id="list1505120688" text:style-name="L3">
        <text:list-header>
          <text:p text:style-name="P23">- Então pá? O que se passa aí em cima? - Pedro estava, <text:span text:style-name="T80">como se diz na gíria, </text:span><text:span text:style-name="T129">em pulgas</text:span>.</text:p>
          <text:p text:style-name="P25">- Calma! - Ainda não vi nada de especial, só vejo... espera! - A pequena exclamação antecedida de pausa augurava algo de excitante. - Estão aqui duas pedras soltas... - Cantarolou. <text:span text:style-name="T80">Prostrou-se</text:span> de cócoras e enfiou as pontas dos dedos no espaço deixado vazio entre três blocos adjacentes. Encheu os pulmões de ar e puxou com toda a força que tinha. E não foi precisa muita para que as peças do <text:span text:style-name="T130">puzzle</text:span> se começassem a soltar umas das outras, desfazendo o mistério que ocultavam há tantos anos. <text:span text:style-name="T78">Acabou por cair</text:span> de costas, traído pela enorme desproporção entre a força que exerceu e aquela que era realmente necessária. Quando se ergueu e conseguiu retirar o segundo dos dois blocos soltos percebeu que alguma coisa reluzia de modo efusivo no escuro, com sofreguidão, como se o objecto ali encerrado estivesse agora tão contente, que era assim, desta forma luzidia, que educadamente mostrava <text:span text:style-name="T78">gratidão</text:span> pela libertação do <text:span text:style-name="T78">seu</text:span> cárcere sombrio. Mafarrica estava certa! Rui desenterrara das pedras uma espada. E ela era absolutamente linda. <text:span text:style-name="T47">Como </text:span><text:span text:style-name="T131">e quando </text:span><text:span text:style-name="T47">ali fora parar era incompreensível. </text:span>Depois de deslizar o terceiro bloco retirou-a para fora. O punho era grosso e forjado a ouro, e incrustado nele havia todo um recheio de pequeninas e brilhantes pedras preciosas, de várias cores, e de múltiplos tamanhos e diversos feitios. A lâmina, <text:span text:style-name="T79">pesada,</text:span> era comprida e afiada, merecedora de divino respeito por parte de eventuais inimigos. Segurou-a por um momento antes de se levantar e partilhar o achado com os demais. Durante aqueles segundos <text:soft-page-break/>mágicos foi rei, sonhou ser cavaleiro e viu-se como herói de bat<text:span text:style-name="T11">alhas e cruzadas imaginadas, vividas do alto do seu castelo medieval.</text:span></text:p>
          <text:p text:style-name="P23"/>
        </text:list-header>
      </text:list>
      <text:list xml:id="list211909643" text:style-name="L4">
        <text:list-header>
          <text:p text:style-name="P26"><text:span text:style-name="T1">- Vou atirá-la ali para aquele magote de folhas, para poder descer! - Disse ele! - E assim fez. Os dois manos afastaram-se ligeiramente e Pedro lançou-a com cautela e pontaria no vazio. Rui e Ana acercaram-se e pegaram-lhe os dois pelo punho, recolhendo o objecto em conjunto. <text:s/></text:span><text:span text:style-name="T3">A</text:span><text:span text:style-name="T1">inda </text:span><text:span text:style-name="T3">estavam </text:span><text:span text:style-name="T1">sem palavras e de sorrisos estampados no rosto quando </text:span><text:span text:style-name="T9">Pedro se juntou a eles</text:span><text:span text:style-name="T1">. Depois de um breve momento de contemplação e adoração resolveram continuar com o resto da missão. Não havia tempo a perder, </text:span><text:span text:style-name="T9">a</text:span><text:span text:style-name="T4"> aventura </text:span><text:span text:style-name="T5">mal </text:span><text:span text:style-name="T4">tinha começado. </text:span><text:span text:style-name="T6">Agora t</text:span><text:span text:style-name="T1">inham de levar a espada ao seu legitimo portador e essa nova etapa não estaria de todo livre de perigos. Uma vez mais perguntas sem resposta abundavam nas suas mentes irrequietas, </text:span><text:span text:style-name="T10">das quais </text:span><text:span text:style-name="T7">uma se destacava:</text:span><text:span text:style-name="T1"> “como voltar à aldeia</text:span><text:span text:style-name="T7"> e fazer chegar a espada até ao mestre</text:span><text:span text:style-name="T1">, agora que os trotes dos cavalos ecoavam a poucas centenas de metros, </text:span><text:span text:style-name="T7">no carreiro </text:span><text:span text:style-name="T1">lá do outro lado do rio?”. O pequeno bote de madeira parecia ser a solução mais adequada. Evitariam as estradas que a esta altura já deveriam estar tomadas pelo inimigo e navegariam rio acima, aproveitando a tranquilidade das águas límpidas e o embalo da penumbra de uma noite que entretanto se havia tornado mais quente.<text:line-break/></text:span></text:p>
        </text:list-header>
      </text:list>
      <text:p text:style-name="P6"><text:span text:style-name="T11">Entraram na embarcação. Rui foi o últi</text:span>mo a fazê-lo, e <text:span text:style-name="T80">mal ele </text:span><text:span text:style-name="T132">lá</text:span> pôs os pés a estranha barca começou a deslocar-se rio acima, sozinha. Ninguém remava, e a corrente inexistente naquele sentido também não podia de modo algum estar a causar o movimento, ainda por cima, como se não bastasse, fazendo-o contra a orografia do terreno. - Fantástico! - Exclamou a garota. - Uma barca encantada!... <text:s/>Medo eles não sentiram ou mostraram, <text:span text:style-name="T80">nem </text:span><text:span text:style-name="T47">mesmo quando se aperceberam que ela nem sequer tocava verdadeiramente na água</text:span>. Confiavam, como se dentro deles um mensageiro invisível lhes dissesse que tudo estava bem e que por algo ou por alguém seriam devidamente guiados ao seu destino. Nenhuma explicação lógica <text:span text:style-name="T80">para o feito se </text:span>lhes ocorria à mente. <text:span text:style-name="T80">Seria o estranho comportamento do bote induzido por</text:span> artes mágicas <text:span text:style-name="T80">ou</text:span> <text:span text:style-name="T80">pela </text:span>feitiçaria <text:span text:style-name="T80">de</text:span> Mafarrica? <text:span text:style-name="T81">Não </text:span><text:soft-page-break/><text:span text:style-name="T133">havia modo de saberem</text:span><text:span text:style-name="T81">!</text:span> À excepção de uma coruja branca que se sentara numa rama mais alta de um freixo ribeirinho <text:span text:style-name="T82">a observá-los</text:span>, eram os únicos por ali, e por isso, <text:span text:style-name="T133">sem ninguém a quem pedir explicações</text:span> limitaram-se a não fazer nada, <text:span text:style-name="T81">deixando-se</text:span> apenas levar <text:span text:style-name="T134">pela corrente fictícia</text:span>.</text:p>
      <text:p text:style-name="P1"/>
      <text:p text:style-name="P8">Durante cerca de dez minutos deslizaram sobre o Tua, devagar, devagarinho, mas decididos. A determinada altura a barcaça começou a viajar mais perto da margem oposta à aldeia, quiçá por inteligência e precaução, já que desse lado a presença inimiga parecia ser nula. <text:span text:style-name="T82">Esta</text:span> imagem <text:span text:style-name="T82">sossegada</text:span> não <text:span text:style-name="T82">tinha paralelo</text:span> no denso matagal da <text:span text:style-name="T82">margem</text:span> direita, onde os grunhidos dos homens <text:span text:style-name="T48">em luta </text:span>e dos animais <text:span text:style-name="T82">em delírio </text:span><text:span text:style-name="T83">faziam resmalhar os arbustos, interrompendo </text:span>de quando em vez o sono dos poucos habitantes da floresta que <text:span text:style-name="T82">por enquanto haviam resistido a escapar </text:span>para paragens mais serenas. <text:span text:style-name="T48">Um corvo que no alto de um pinheiro despido da sua habitual folhagem de agulhas os saudou à passagem com o seu “Craahh, Craahh” era um dos escassos resistentes. </text:span>Mas n<text:span text:style-name="T49">a margem destra não era</text:span> <text:span text:style-name="T50">apenas </text:span>o calor da batalha <text:span text:style-name="T50">a</text:span> agita<text:span text:style-name="T50">r</text:span> a escuridão, havia um outro motivo de interesse, um outro acontecimento peculiar que lhes prendera a retina. Uma estranha luz amarelada, pálida e fosca, que serpenteava pelos cabeços mais afastados, lá ao fundo, a seguir à parede de árvores fronteiriça entre o monte e o vale. Saltitava erroneamente por entre as árvores e as pedras e os caminhos. Ora subia, ora baixava, mas sempre a ziguezaguear, <text:span text:style-name="T135">como faria uma</text:span> barata tonta em avançado estado de embriaguez. Que singular aparição seria aquela? Ana lembrou-se de uma coisa. Seria a famosa luz da cobraceira, em virtude da qual a sua avó lhe contara uma boa meia dúzia de histórias, nos serões passados ao lume <text:span text:style-name="T136">de</text:span> algumas das longas e frias noites de inverno? Seria aquela uma alma penada à procura do caminho correcto para o descanso no outro mundo? Es<text:span text:style-name="T83">t</text:span>a era uma <text:span text:style-name="T83">das </text:span>vers<text:span text:style-name="T83">ões</text:span>. Ou seria <text:span text:style-name="T83">a luz </text:span>o espírito errante de alguém que por aquelas terras sofrera morte horrível e desta forma fazia questão de lembrar aos vivos a atrocidade que outrora ali se cometera? Esta era outra <text:span text:style-name="T83">das </text:span>hipótese<text:span text:style-name="T83">s</text:span> que <text:span text:style-name="T83">também </text:span>já ouvira. Mas sabendo o que sabia agora, <text:span text:style-name="T11">havia</text:span> nesta altura mais hipóteses em cima da mesa. <text:span text:style-name="T83">Seria então</text:span> talvez, tão somente e apenas, a presença da bruxa Mafarrica? <text:span text:style-name="T83">Q</text:span>ue livremente assim esvoaçava com a sua vassoura amestrada sobre os céus <text:soft-page-break/>enegrecidos, alumiando o caminho com <text:span text:style-name="T83">uma banal </text:span>luz de navegação <text:span text:style-name="T83">qualquer</text:span>? - “Não, não sejas doida! Certamente que não é isso. Que ideia mais disparatada!” - Pensou, <text:span text:style-name="T51">e ao mesmo tempo</text:span> <text:span text:style-name="T51">s</text:span>orriu pelo cantinho do lábio <text:span text:style-name="T137">como que desejando ter razão</text:span>.<text:line-break/><text:line-break/>Uma névoa traquinas e enigmática saltou das margens, surgindo por detrás das árvores, e abraçou o leito do rio, cobrindo <text:span text:style-name="T52">por completo </text:span>a barca e os seus ocupantes. Não se via um palmo à frente do nariz. As luzes saltitantes haviam sido engolidas, assim como a lua e as estrelas em seu redor. O mundo à volta deles desaparecera da face da terra. <text:s/><text:line-break/>- E agora? Como vamos sair daqui? Não se vê nada? Onde está a aldeia? - Desesperou Pedro, num tom um tudo ou nada assustado. <text:line-break/>- Calma Pedro, olha aqui! - Rui colocou um pé na borda da proa e apontou para a frente da barcaça, junto à água. O que ele queria mostrar aos outros era a forma como a névoa se afastava para mostrar <text:span text:style-name="T138">um quadro com a</text:span> imagem deles a navegar, <text:span text:style-name="T84">numa</text:span> vista de cima, aérea, que parecia feita <text:s/>através dos olhos de uma ave. Nesse reflexo não havia névoa alguma. A noite estava tão límpida quanto aquilo que seria normal nos dias finais de Agosto. Através dos olhos desse pássaro alado podiam ver tudo o que se passava à volta do Tua, quer de um lado, quer do outro. Viam-se figuras em batalha, viam-<text:span text:style-name="T139"> -</text:span>se casas e <text:s/>pastos a arder, viam-se cavalos tresloucados a fugir sem cavaleiro, <text:span text:style-name="T52">viram-se a eles.... </text:span>e depois... <text:span text:style-name="T84">apareceram</text:span> várias luzes saltitantes que de quando em vez se intrometiam numa dança <text:span text:style-name="T52">aérea </text:span>que até então fora só de estrelas. Olharam para cima e viram-nas, não uma, não duas, mas dezenas de luzes como aquela da cobraceira, que ainda assim <text:span text:style-name="T52">permaneciam</text:span> esbatidas pelo espesso nevoeiro, pois era tão somente na água que se avistava <text:span text:style-name="T84">com nitidez </text:span>o mundo naquela altura. <text:s/>Aí se reflectiam com uma <text:span text:style-name="T84">limpidez</text:span> espantosa uma multidão de <text:span text:style-name="T140">pequenas </text:span>lu<text:span text:style-name="T52">zinhas</text:span> que enfeitavam as patas de uma miríade de corujas brancas, <text:span text:style-name="T52">e </text:span><text:span text:style-name="T140">de </text:span><text:span text:style-name="T86">outros tantos </text:span><text:span text:style-name="T52">corvos negros</text:span> que toma<text:span text:style-name="T86">vam</text:span> de assalto o céu <text:span text:style-name="T141">acima </text:span>do Tua. Cada <text:span text:style-name="T86">ave</text:span> transportava nos seus pés uma pequena tocha a arder, e era sobre os homens de fala estranha e vestes estrangeiras que as <text:span text:style-name="T86">deixavam cair</text:span>. Comandadas à cabeça por Mafarrica, que ocupava o dorso de uma <text:span text:style-name="T86">coruja</text:span> de porte bem maior <text:span text:style-name="T86">do que as demais</text:span>, atacavam <text:soft-page-break/>destemidas o inimigo, sem piedade, e este, confuso e assustado, pouco ou nada mais via do que <text:span text:style-name="T53">névoa, </text:span><text:span text:style-name="T86">tal como</text:span><text:span text:style-name="T53"> </text:span>aqueles que seguiam na barcaça <text:span text:style-name="T86">sempre que</text:span> não olha<text:span text:style-name="T86">ssem </text:span><text:span text:style-name="T53">por</text:span> aquela janela que se abrira junto à proa. <text:s/>A vitrin<text:span text:style-name="T53">a</text:span> fechou<text:span text:style-name="T87">-se</text:span> e o <text:span text:style-name="T53">místico </text:span>nevoeiro adensou<text:span text:style-name="T87">-se</text:span>. Mudou de cor e densidade umas quatro ou cinco vezes, oscilando entre tons de amarelo, verde, vermelho e rosa, até <text:span text:style-name="T142">que </text:span>por fim se decid<text:span text:style-name="T87">i</text:span><text:span text:style-name="T142">u</text:span> a encobrir apenas o espaço em redor do pequeno bote de madeira, pintando o ar em tons de azul claro. Sentiram-se a encalhar. <text:span text:style-name="T85">Lembraram-se então que estariam </text:span>perto do açude <text:span text:style-name="T85">e </text:span>navegar mais para norte <text:span text:style-name="T87">seria</text:span> perigoso. <text:span text:style-name="T85">O bote sabia o que fazia e intercedera a tempo </text:span><text:span text:style-name="T87">de evitar as águas mais agitadas</text:span><text:span text:style-name="T85">. </text:span><text:span text:style-name="T87">A partir dali o rio</text:span><text:span text:style-name="T85"> ficava mais</text:span> vivo e <text:span text:style-name="T142">por vezes parecia</text:span><text:span text:style-name="T85"> querer </text:span>engolir tudo o que por ali passa<text:span text:style-name="T85">va. </text:span></text:p>
      <text:p text:style-name="P7"/>
      <text:p text:style-name="P9">O encanto da Mafarrica está a desvanecer-se! <text:span text:style-name="T85">- Exclamou Ana</text:span> <text:span text:style-name="T85">enquanto a</text:span>pont<text:span text:style-name="T85">ava</text:span> para a embarcação. Para espanto de todos, o chão da barcaça começava a ficar translúcido como <text:span text:style-name="T142">o </text:span>vidro <text:span text:style-name="T142">e </text:span><text:span text:style-name="T91">transforma</text:span><text:span text:style-name="T142">va</text:span><text:span text:style-name="T91">-se</text:span> numa espécie de gelatina aquosa. A água misturava-se de modo bizarro com o que restava da madeira distorcida e os pés deles começa<text:span text:style-name="T142">v</text:span>am a ficar molhados. <text:span text:style-name="T87">Com pressa saltaram para a margem.</text:span> <text:span text:style-name="T142">F</text:span>oi daí que viram a barcaça antiga <text:span text:style-name="T142">confundir-se</text:span> com a água do rio, fundindo-se rapidamente num único ser.<text:line-break/><text:line-break/>Haviam chegado ao pequeno açude <text:span text:style-name="T87">no cimo do qual transitava um estreito carreiro de </text:span>batida e pedras roliças que ligava a aldeia de Santiago de Bougado à outra margem do curso de água, <text:span text:style-name="T87">por onde só </text:span><text:span text:style-name="T92">lograram</text:span><text:span text:style-name="T87"> passa</text:span><text:span text:style-name="T92">r</text:span><text:span text:style-name="T87"> em fila indiana, </text:span><text:span text:style-name="T92">sempre </text:span><text:span text:style-name="T87">com mil em um cuidados para não caírem à água. </text:span><text:span text:style-name="T143">Uma vez f</text:span><text:span text:style-name="T92">inda</text:span><text:span text:style-name="T143">da</text:span><text:span text:style-name="T92"> a</text:span><text:span text:style-name="T87"> perigosa travessia </text:span><text:span text:style-name="T143">não </text:span><text:span text:style-name="T92">tiveram </text:span><text:span text:style-name="T143">outro remédio senão</text:span><text:span text:style-name="T87"> </text:span><text:span text:style-name="T92">a</text:span>bandonar a protecção da escuridão e penetrar nos perigos da floresta, <text:span text:style-name="T143">tudo isto</text:span> para perfazerem os cerca de <text:span text:style-name="T87">duzentos</text:span> metros de intervalo <text:span text:style-name="T143">que distavam </text:span>até <text:span text:style-name="T143">surgirem</text:span> as primeiras casas da aldeia. </text:p>
      <text:p text:style-name="P13"/>
      <text:p text:style-name="P19"><text:span text:style-name="T93">Um</text:span><text:span text:style-name="T54"> enorme aglomerado de valentes combatentes tentava a todo o custo repelir </text:span><text:span text:style-name="T93">uns</text:span><text:span text:style-name="T54"> invasores atarantados </text:span><text:span text:style-name="T144">em grande medida </text:span><text:span text:style-name="T94">pela</text:span><text:span text:style-name="T54"> </text:span><text:span text:style-name="T58">surpresa </text:span><text:span text:style-name="T94">d</text:span><text:span text:style-name="T54">o ataque </text:span><text:span text:style-name="T144">que lhes era </text:span><text:span text:style-name="T90">desferido</text:span><text:span text:style-name="T54"> </text:span><text:span text:style-name="T93">a partir </text:span><text:span text:style-name="T54">dos céus, </text:span><text:span text:style-name="T145">por </text:span><text:soft-page-break/><text:span text:style-name="T145">um bando de aves assassinas</text:span><text:span text:style-name="T54">. Havia</text:span><text:span text:style-name="T90">m</text:span><text:span text:style-name="T54"> mortos e feridos e casas queimadas mas </text:span><text:span text:style-name="T88">ao</text:span><text:span text:style-name="T54"> menos as </text:span><text:span text:style-name="T93">suas e a</text:span><text:span text:style-name="T145">s</text:span><text:span text:style-name="T93"> </text:span><text:span text:style-name="T54">suas famílias continuavam inteiras. Pelo meio viram o capitão Simão que defendia com bravura tudo e todos quanto lhe estivessem próximos. A espada começou a brilhar nas mãos de </text:span><text:span text:style-name="T58">Rui</text:span><text:span text:style-name="T54"> e ele </text:span><text:span text:style-name="T24">sentiu-a </text:span><text:span text:style-name="T54">a fazer força naquela direcção como se um gigantesco íman invisível a puxasse. </text:span><text:span text:style-name="T58">E</text:span><text:span text:style-name="T54">ncheu o peito de coragem e sob os olhares cúmplices dos seus companheiros desatou a correr </text:span><text:span text:style-name="T95">direito a</text:span><text:span text:style-name="T54">o capitão, esquivando-se furtivamente às tropas inimigas </text:span><text:span text:style-name="T95">que se encontravam </text:span><text:span text:style-name="T54">cada vez mais dispersas. À medida que se aproximava do seu objectivo o objecto ia brilhando cada vez com mais intensidade, </text:span><text:span text:style-name="T95">ganhando</text:span><text:span text:style-name="T54"> luz </text:span><text:span text:style-name="T59">e </text:span><text:span text:style-name="T146">quase uma </text:span><text:span text:style-name="T59">vida </text:span><text:span text:style-name="T54">própria. Entregou-a ao capitão Simão que </text:span><text:span text:style-name="T88">mesmo </text:span><text:span text:style-name="T54">não percebe</text:span><text:span text:style-name="T88">ndo</text:span><text:span text:style-name="T54"> o porquê de tão estranha oferenda </text:span><text:span text:style-name="T88">não se fez de rogado</text:span><text:span text:style-name="T54">. No calor da batalha </text:span><text:span text:style-name="T88">l</text:span><text:span text:style-name="T54">ogo </text:span><text:span text:style-name="T88">ele a empunhou e </text:span><text:span text:style-name="T96">bem</text:span><text:span text:style-name="T88"> cedo</text:span><text:span text:style-name="T54"> percebeu que algo de muito esp</text:span><text:span text:style-name="T59">e</text:span><text:span text:style-name="T54">cial aquela espada tinha, </text:span><text:span text:style-name="T55">pois com ela nas suas mãos não h</text:span><text:span text:style-name="T59">avia</text:span><text:span text:style-name="T55"> inimigo que resistisse, caindo a maioria derrotada com apenas um único golpe, </text:span><text:span text:style-name="T59">por mais espesso que fosse o seu escudo ou grossa </text:span><text:span text:style-name="T88">que </text:span><text:span text:style-name="T59">fosse a sua armadura</text:span><text:span text:style-name="T55">. </text:span><text:span text:style-name="T89">Depressa os</text:span><text:span text:style-name="T55"> invasores foram vendo o seu número reduzir</text:span><text:span text:style-name="T59">-se</text:span><text:span text:style-name="T55"> a passos largos, e muitos houve que optaram pela solução mais cobarde, desatando </text:span><text:span text:style-name="T59">pois então </text:span><text:span text:style-name="T55">a fugir. Aos poucos iam desertando e abandonando o campo de batalha assim que se apercebiam que algo de anormal havia naquela batalha, da qual não tinha</text:span><text:span text:style-name="T59">m</text:span><text:span text:style-name="T55"> forma de se sagrar vencedores, </text:span><text:span text:style-name="T60">pois </text:span><text:span text:style-name="T147">por</text:span><text:span text:style-name="T55"> </text:span><text:span text:style-name="T60">e</text:span><text:span text:style-name="T59">ntre ataques de corujas e corvos </text:span><text:span text:style-name="T60">impiedosos </text:span><text:span text:style-name="T59">e </text:span><text:span text:style-name="T147">golpes de </text:span><text:span text:style-name="T59">espadas mágicas </text:span><text:span text:style-name="T60">difícil </text:span><text:span text:style-name="T148">senão</text:span><text:span text:style-name="T89"> impossível </text:span><text:span text:style-name="T60">seria escapar com vida.</text:span></text:p>
      <text:p text:style-name="P12"/>
      <text:p text:style-name="P5"><text:span text:style-name="T55">E foi</text:span><text:span text:style-name="T56"> </text:span><text:span text:style-name="T55">assim </text:span><text:span text:style-name="T56">(</text:span><text:span text:style-name="T60">ou </text:span><text:span text:style-name="T56">quase </text:span><text:span text:style-name="T60">assim </text:span><text:span text:style-name="T56">) </text:span><text:span text:style-name="T60">que </text:span><text:span text:style-name="T55">com a ajuda dos nossos amigos, da espada sagrada do nosso rei, da bruxa Mafarrica, do capitão Simão e do corajoso povo da</text:span><text:span text:style-name="T60">s</text:span><text:span text:style-name="T55"> aldeia</text:span><text:span text:style-name="T60">s do vale do Ave</text:span><text:span text:style-name="T55"> </text:span><text:span text:style-name="T56">que </text:span><text:span text:style-name="T57">uma vez mais se logrou levar de vencida </text:span><text:span text:style-name="T55">os inimigos do reino </text:span><text:span text:style-name="T57">de Portugal</text:span><text:span text:style-name="T55">. </text:span><text:span text:style-name="T60">Quanto ao destino que a espada teve, muito pouca gente dele sabe </text:span><text:span text:style-name="T61">ou quer contar</text:span><text:span text:style-name="T60">, mas ao que consta por aí </text:span><text:span text:style-name="T89">repousa</text:span><text:span text:style-name="T149">rá</text:span><text:span text:style-name="T89"> </text:span><text:span text:style-name="T149">escondida</text:span><text:span text:style-name="T60"> </text:span><text:span text:style-name="T149">num outro</text:span><text:span text:style-name="T60"> local secreto, sendo certo que caso o nosso povo </text:span><text:span text:style-name="T61">dela</text:span><text:span text:style-name="T60"> </text:span><text:span text:style-name="T61">venha a </text:span><text:span text:style-name="T60">precisar, um novo dono e herói </text:span><text:span text:style-name="T61">a mesma</text:span><text:span text:style-name="T60"> irá com certeza </text:span><text:span text:style-name="T149">encontrar,</text:span><text:span text:style-name="T60"> para </text:span><text:span text:style-name="T61">que </text:span><text:span text:style-name="T60">com toda </text:span><text:span text:style-name="T61">a </text:span><text:span text:style-name="T60">glória </text:span><text:span text:style-name="T61">ele </text:span><text:span text:style-name="T60">a </text:span><text:span text:style-name="T61">possa </text:span><text:span text:style-name="T149">de novo </text:span><text:span text:style-name="T60">voltar a empunhar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outside" text:increment="1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09T21:51:17</meta:creation-date>
    <dc:date>2013-04-22T15:29:31</dc:date>
    <meta:editing-duration>P1DT5H54M47S</meta:editing-duration>
    <meta:editing-cycles>285</meta:editing-cycles>
    <meta:generator>LibreOffice/3.6$MacOSX_x86 LibreOffice_project/5b93205-6e6b3fc-7830f6d-c08ad66-1d9bf4</meta:generator>
    <meta:document-statistic meta:table-count="0" meta:image-count="0" meta:object-count="0" meta:page-count="15" meta:paragraph-count="56" meta:word-count="5631" meta:character-count="32606" meta:non-whitespace-character-count="26998"/>
    <meta:user-defined meta:name="Info 1"/>
    <meta:user-defined meta:name="Info 2"/>
    <meta:user-defined meta:name="Info 3"/>
    <meta:user-defined meta:name="Info 4"/>
  </office:meta>
</office:document-meta>
</file>